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9ba" officeooo:paragraph-rsid="000ec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1: Eliminação da infecção e uma continuação no crescimento da inflamação na ausência de uma resposta anti-inflamatória regulador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4:09:10.516470345</meta:creation-date>
    <dc:date>2020-05-31T14:10:49.931131442</dc:date>
    <meta:editing-duration>PT1M39S</meta:editing-duration>
    <meta:editing-cycles>1</meta:editing-cycles>
    <meta:document-statistic meta:table-count="0" meta:image-count="0" meta:object-count="0" meta:page-count="1" meta:paragraph-count="1" meta:word-count="18" meta:character-count="137" meta:non-whitespace-character-count="119"/>
    <meta:generator>LibreOffice/5.1.6.2$Linux_X86_64 LibreOffice_project/10m0$Build-2</meta:generator>
  </office:meta>
</office:document-meta>
</file>